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1.5pt solid #000000" fo:border-right="0.06pt solid #000000" fo:border-top="1.5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1.5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1.5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order-left="1.5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0000" fo:border-left="1.5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1.5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0000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1.5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1.5pt solid #000000" fo:border-left="0.06pt solid #000000" fo:border-right="1.5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1.5pt solid #000000" fo:border-top="1.5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8" table:default-cell-style-name="ce8"/>
        <table:table-column table:style-name="co1" table:default-cell-style-name="ce12"/>
        <table:table-row table:style-name="ro1">
          <table:table-cell table:style-name="ce1" office:value-type="string" calcext:value-type="string">
            <table:cell-range-source table:name="HTML_1 - HRLHLHARES01U005__TABLE_F75B89974D074A6CA6091737C5B45999;HTML_2 - HRLHLHARES01U005__TABLE_922B759403294A23BF134EB7A3928DAA" xlink:type="simple" xlink:href="https://www.microfocus.com/documentation/visual-cobol/vc50/VS2019/HRLHLHARES01U005.html" table:filter-name="calc_HTML_WebQuery" table:filter-options="0 0" table:last-column-spanned="20" table:last-row-spanned="1252"/>
            <text:p>#</text:p>
          </table:table-cell>
          <table:table-cell table:style-name="ce7" table:number-columns-repeated="18"/>
          <table:table-cell table:style-name="ce14"/>
        </table:table-row>
        <table:table-row table:style-name="ro1">
          <table:table-cell office:value-type="string" calcext:value-type="string">
            <text:p>3-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SENT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CQUIRE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CTIVE-CLASS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CTIVE-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DDRESS-ARRAY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DDRESS-OFFSET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DJUSTABLE-COLUMN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DVANC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FP-5A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IGNED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IGNME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LOCATE</text:p>
          </table:table-cell>
          <table:table-cell office:value-type="string" calcext:value-type="string">
            <text:p>MF19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2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LOW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LOWING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LPHABET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PHABETIC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PHABETIC-LOWER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PHABETIC-UPPER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PHANUMERIC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PHANUMERIC-EDITED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LTERNA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PPLY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REA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RITHMETIC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SSEMBLY-ATTRIBUTES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TTACH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MF18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2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MF16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UTO-DECIMA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UTO-HYPHEN-SKIP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AUTO-MINIMIZ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UTO-RESIZ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UTO-SKIP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UTO-SPI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UTOMATIC</text:p>
          </table:table-cell>
          <table:table-cell office:value-type="string" calcext:value-type="string">
            <text:p>MF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UTOTERMINA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AX-EVENT-LIS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-AND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-EXOR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-LEFT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-NOT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-OR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-RIGHT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-XOR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ACKGROUND-COLOR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ACKGROUND-COLOUR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ACKGROUND-HIG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ACKGROUND-LOW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ACKGROUND-STANDAR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ACKWARD</text:p>
          </table:table-cell>
          <table:table-cell office:value-type="string" calcext:value-type="string">
            <text:p>MF3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ASIS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EEP</text:p>
          </table:table-cell>
          <table:table-cell office:value-type="string" calcext:value-type="string">
            <text:p>MF3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EGINNING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INARY-CHAR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INARY-DOUBLE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INARY-LONG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INARY-SHORT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IN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MF14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ITMAP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EN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HANDL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NUMBE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RAW-HEIGH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RAW-WIDT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SCAL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STAR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TIME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TRAILING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ITMAP-WIDT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LINK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LINKING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LOB-FIL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LOB-LOCATO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MF14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OX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ROWSING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UTTON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01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ALENDAR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ANCEL-BUTT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BL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BL-CTR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CO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LL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LL-DATA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LL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LL-PROTECT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NTER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NTERED-HEADING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NTURY-DA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ENTURY-DA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HANGED</text:p>
          </table:table-cell>
          <table:table-cell office:value-type="string" calcext:value-type="string">
            <text:p>MF3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HAR-VARY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HARACTER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HECK-BO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HECKING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ASS-ATTRIBUTES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ASS-CONTROL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ASS-ID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ASS-OBJECT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EAR-SELECT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LIN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LINE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LOB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OB-FIL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OB-LOCATO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OCK-UNIT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BO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DE-SE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LLAT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LOR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LOU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LOUR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L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LUMN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LUMN-DIVIDER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LUMN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LUMN-HEADING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LUMN-PROTECT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-REG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BO-BO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MIT</text:p>
          </table:table-cell>
          <table:table-cell office:value-type="string" calcext:value-type="string">
            <text:p>MF1</text:p>
          </table:table-cell>
          <table:table-cell table:number-columns-repeated="1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MITMENT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-0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-1</text:p>
          </table:table-cell>
          <table:table-cell office:value-type="string" calcext:value-type="string">
            <text:p>MF7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-2</text:p>
          </table:table-cell>
          <table:table-cell office:value-type="string" calcext:value-type="string">
            <text:p>MF7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-3</text:p>
          </table:table-cell>
          <table:table-cell office:value-type="string" calcext:value-type="string">
            <text:p>MF1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-4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-5</text:p>
          </table:table-cell>
          <table:table-cell office:value-type="string" calcext:value-type="string">
            <text:p>MF3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table:number-columns-repeated="9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-6</text:p>
          </table:table-cell>
          <table:table-cell office:value-type="string" calcext:value-type="string">
            <text:p>MF10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-X</text:p>
          </table:table-cell>
          <table:table-cell office:value-type="string" calcext:value-type="string">
            <text:p>MF2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RESS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MPUTATIONA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UTATIONAL-0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UTATIONAL-1</text:p>
          </table:table-cell>
          <table:table-cell office:value-type="string" calcext:value-type="string">
            <text:p>MF7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UTATIONAL-2</text:p>
          </table:table-cell>
          <table:table-cell office:value-type="string" calcext:value-type="string">
            <text:p>MF7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UTATIONAL-3</text:p>
          </table:table-cell>
          <table:table-cell office:value-type="string" calcext:value-type="string">
            <text:p>MF1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UTATIONAL-4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UTATIONAL-5</text:p>
          </table:table-cell>
          <table:table-cell office:value-type="string" calcext:value-type="string">
            <text:p>MF3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table:number-columns-repeated="9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UTATIONAL-6</text:p>
          </table:table-cell>
          <table:table-cell office:value-type="string" calcext:value-type="string">
            <text:p>MF10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UTATIONAL-X</text:p>
          </table:table-cell>
          <table:table-cell office:value-type="string" calcext:value-type="string">
            <text:p>MF2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DITION-VALU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SOLE</text:p>
          </table:table-cell>
          <table:table-cell office:value-type="string" calcext:value-type="string">
            <text:p>MF1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TROL-AREA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TROL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TROLS-UNCROPP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NVERS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NVERT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NVERTING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PY-SELECT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ORE-INDEX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R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RRESPOND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REATING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MF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1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RT-UNDER</text:p>
          </table:table-cell>
          <table:table-cell office:value-type="string" calcext:value-type="string">
            <text:p>MF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SIZ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URRENT-DAT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URSOR</text:p>
          </table:table-cell>
          <table:table-cell office:value-type="string" calcext:value-type="string">
            <text:p>MF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1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URSOR-CO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URSOR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URSOR-FRAME-WIDT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URSOR-ROW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URSOR-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URSOR-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USTOM-ATTRIBUT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USTOM-PRINT-TEMPLA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MF7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YL-INDEX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CYL-OVERFLOW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SH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TA-COLUMN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ATA-POINTER</text:p>
          </table:table-cell>
          <table:table-cell office:value-type="string" calcext:value-type="string">
            <text:p>MF15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TA-TYPE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ATABASE-KEY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TABASE-KEY-LONG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TE-AND-TIME</text:p>
          </table:table-cell>
          <table:table-cell office:value-type="string" calcext:value-type="string">
            <text:p>MF17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TE-COMPILE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TE-ENTR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ATE-RECOR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TE-WRITTE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Y-AND-TIME</text:p>
          </table:table-cell>
          <table:table-cell office:value-type="string" calcext:value-type="string">
            <text:p>MF17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AY-OF-WEEK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BCLOB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BCLOB-FIL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BCLOB-LOCATO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BCS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 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BUG-CONTENT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BUG-ITEM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BUG-LIN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BUG-NAM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BUG-SUB-1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BUG-SUB-2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BUG-SUB-3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CIMAL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CIMAL-POIN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CLARATIV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CLAR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2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FAULT-BUTT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EFAULT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EFINITION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LEGAT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LEGATE-ID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LIMITE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LIMI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PEND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ESTRO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ETAI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CTIONARY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SC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SJOINING</text:p>
          </table:table-cell>
          <table:table-cell office:value-type="string" calcext:value-type="string">
            <text:p>MF1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SP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SPLAY-1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SPLAY-COLUMN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ISPLAY-FORMA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ISPLAY-ST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IVIDER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IVIDER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OT-DAS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OTT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RAG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RAW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ROP-DOW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ROP-LIS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DUPLICAT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DYNAMIC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BCDIC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GCS</text:p>
          </table:table-cell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GI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JECT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MF18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MI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MPTY-CHECK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ABL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MF16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ACCEPT</text:p>
          </table:table-cell>
          <table:table-cell office:value-type="string" calcext:value-type="string">
            <text:p>MF4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9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ADD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CALL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CHAIN</text:p>
          </table:table-cell>
          <table:table-cell office:value-type="string" calcext:value-type="string">
            <text:p>MF5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ND-COMPUT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DELEGAT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DELET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DISPLAY</text:p>
          </table:table-cell>
          <table:table-cell office:value-type="string" calcext:value-type="string">
            <text:p>MF7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9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DIVID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EVALUAT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IF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INVOKE</text:p>
          </table:table-cell>
          <table:table-cell office:value-type="string" calcext:value-type="string">
            <text:p>MF11</text:p>
          </table:table-cell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JSON</text:p>
          </table:table-cell>
          <table:table-cell office:value-type="string" calcext:value-type="string">
            <text:p>MF19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MODIF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ND-MOV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ND-MULTIPLY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OF-PAG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PERFORM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READ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RECEIV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RETURN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REWRIT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SEARCH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START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STRING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SUBTRACT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SYNC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TRY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UNSTRING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WAIT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WRIT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-XML</text:p>
          </table:table-cell>
          <table:table-cell office:value-type="string" calcext:value-type="string">
            <text:p>MF12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GRAV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NSURE-VISIBL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TRY</text:p>
          </table:table-cell>
          <table:table-cell office:value-type="string" calcext:value-type="string">
            <text:p>MF5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TRY-FIEL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NTRY-REAS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UM-ID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OL</text:p>
          </table:table-cell>
          <table:table-cell office:value-type="string" calcext:value-type="string">
            <text:p>MF7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OP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MF7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MF7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SCAPE-BUTT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SI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VENT-LIS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VENT-POINTER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AMIN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CEEDS</text:p>
          </table:table-cell>
          <table:table-cell office:value-type="string" calcext:value-type="string">
            <text:p>MF7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CEPT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CEPTION-OBJECT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CEPTION-VALU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XCESS-3</text:p>
          </table:table-cell>
          <table:table-cell office:value-type="string" calcext:value-type="string">
            <text:p>MF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CLUDE-EVENT-LIS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XCLUSIVE</text:p>
          </table:table-cell>
          <table:table-cell office:value-type="string" calcext:value-type="string">
            <text:p>MF1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MF2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MF2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HIBIT</text:p>
          </table:table-cell>
          <table:table-cell office:value-type="string" calcext:value-type="string">
            <text:p>MF3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EXPANDS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TEN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TENDED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TENDED-SEARCH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MF2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TERNAL-FORM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EXTERNALLY-DESCRIBED-KEY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table:style-name="ce4" office:value-type="string" calcext:value-type="string">
            <text:p>FALS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H--FCD</text:p>
          </table:table-cell>
          <table:table-cell office:value-type="string" calcext:value-type="string">
            <text:p>MF5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H--KEYDEF</text:p>
          </table:table-cell>
          <table:table-cell office:value-type="string" calcext:value-type="string">
            <text:p>MF5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LE-CONTRO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LE-ID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LE-LIMIT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LE-LIMITS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LE-NAM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ILE-PO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ILL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ILL-COLOR2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ILL-PERCE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NALLY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NISH-REAS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MF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IXED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IXED-WIDT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LAT-BUTTON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LOAT-EXTENDED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LOAT-LONG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LOAT-SHORT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LOATING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OOT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OREGROUND-COLOR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OREGROUND-COLOUR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OREVER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ORMAT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RAM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MF19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2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ULL-HEIGH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2)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UNCTION-ID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FUNCTION-POINTER</text:p>
          </table:table-cell>
          <table:table-cell office:value-type="string" calcext:value-type="string">
            <text:p>MF12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ENERA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ETTER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IV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O-BACK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GO-FORWAR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GO-HOM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GO-SEARC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GOBACK</text:p>
          </table:table-cell>
          <table:table-cell office:value-type="string" calcext:value-type="string">
            <text:p>MF5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RAPHICA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F4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RIP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ROUP-USAGE</text:p>
          </table:table-cell>
          <table:table-cell office:value-type="string" calcext:value-type="string">
            <text:p>MF14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2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GROUP-VALU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NDL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AS-CHILDRE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EAD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HEADING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EADING-DIVIDER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EADING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EIGHT-IN-CELL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ELP-I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IDDEN-DATA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HIGH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IGH-VALU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HIGH-VALU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HIGHLIGHT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OT-TRACK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SCROL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HSCROLL-PO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-O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-O-CONTRO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DENTIFICAT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DENTIFIED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GNORE</text:p>
          </table:table-cell>
          <table:table-cell office:value-type="string" calcext:value-type="string">
            <text:p>MF8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GNORING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MPLEMENTS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DEXE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DEXER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DEXER-ID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DIC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DICA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DICATOR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DICATORS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HERITING</text:p>
          </table:table-cell>
          <table:table-cell office:value-type="string" calcext:value-type="string">
            <text:p>MF11</text:p>
          </table:table-cell>
          <table:table-cell table:number-columns-repeated="1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HERITS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ITIALIZ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ITIALIZED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ITIA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PUT-OUTPU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QUIR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SERT-ROW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NSERTION-INDE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NSPEC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TERFACE-ID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TERNAL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TRINSIC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VALI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VOKE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NVOKED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TEM-BOL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TEM-I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TEM-TEX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TEM-TO-AD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TEM-TO-DELE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TEM-TO-EMPT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TEM-VALU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ITERATOR-ID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MF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JOINED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JOINING</text:p>
          </table:table-cell>
          <table:table-cell office:value-type="string" calcext:value-type="string">
            <text:p>MF1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MF19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JSON-CODE</text:p>
          </table:table-cell>
          <table:table-cell office:value-type="string" calcext:value-type="string">
            <text:p>MF19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JSON-STATUS</text:p>
          </table:table-cell>
          <table:table-cell office:value-type="string" calcext:value-type="string">
            <text:p>MF20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JUS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JUSTIFIE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NJI</text:p>
          </table:table-cell>
          <table:table-cell office:value-type="string" calcext:value-type="string">
            <text:p>MF8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KEPT</text:p>
          </table:table-cell>
          <table:table-cell office:value-type="string" calcext:value-type="string">
            <text:p>MF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KEY-YY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office:value-type="string" calcext:value-type="string">
            <text:p>MF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ABEL-OFFSE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ARGE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AST-ROW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AYOUT-DATA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AYOUT-MANAGE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C_ALL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C_COLLATE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C_CTYPE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C_CURRENCY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C_MESSAGE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C_MONETARY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C_NUMERIC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C_TIME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EAD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EADING-SHIF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EFT-JUSTIFY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EFT-TEX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EFTLINE</text:p>
          </table:table-cell>
          <table:table-cell office:value-type="string" calcext:value-type="string">
            <text:p>MF4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ENGTH-CHECK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table:number-columns-repeated="12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NAG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NAGE-COUN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NE-COUN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N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NES-AT-ROO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INKAG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IST-BO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M-RESIZ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OCAL-STORAGE</text:p>
          </table:table-cell>
          <table:table-cell office:value-type="string" calcext:value-type="string">
            <text:p>MF5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CALE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CKING</text:p>
          </table:table-cell>
          <table:table-cell table:number-columns-repeated="12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NG-DA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ONG-VARBINAR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NG-VARCHA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W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OW-VALU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W-VALU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MF8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LOWER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LOWLIGHT</text:p>
          </table:table-cell>
          <table:table-cell office:value-type="string" calcext:value-type="string">
            <text:p>MF7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14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MF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ASS-UPDA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ASTER-INDEX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AX-HEIGH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AX-LINE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AX-PROGRES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AX-SIZ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AX-TEX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AX-VA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AX-WIDT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DI-CHIL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DI-FRAM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EDIUM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ESSAGE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ETACLASS</text:p>
          </table:table-cell>
          <table:table-cell table:number-columns-repeated="9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ETHOD-ID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IN-HEIGH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IN-LINE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IN-SIZ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IN-VA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IN-WIDT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ODA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ODELES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ODIFIED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ODIF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ONITOR-POINTER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ORE-LABELS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ULTILIN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MULTIPL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MUTEX-POINTER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F3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AMED</text:p>
          </table:table-cell>
          <table:table-cell office:value-type="string" calcext:value-type="string">
            <text:p>MF3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AMESPACE</text:p>
          </table:table-cell>
          <table:table-cell office:value-type="string" calcext:value-type="string">
            <text:p>MF16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AMESPACE-PREFIX</text:p>
          </table:table-cell>
          <table:table-cell office:value-type="string" calcext:value-type="string">
            <text:p>MF16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MF8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2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ATIONAL-EDITED</text:p>
          </table:table-cell>
          <table:table-cell office:value-type="string" calcext:value-type="string">
            <text:p>MF8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ATIV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AVIGATE-UR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CHAR</text:p>
          </table:table-cell>
          <table:table-cell office:value-type="string" calcext:value-type="string">
            <text:p>MF5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ESTED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ET-EVENT-LIS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EWABL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EXT-ITEM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O-AUTO-DEFAUL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AUTOSE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BO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CELL-DRAG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CLOS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DIVIDER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ECHO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O-F4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FOCU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GROUP-TAB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KEY-LETTE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SEARC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TAB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-UPDOW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MINAL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ONNUMERIC</text:p>
          </table:table-cell>
          <table:table-cell office:value-type="string" calcext:value-type="string">
            <text:p>MF18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OTIF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TIFY-CHANG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TIFY-DBLCLICK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OTIFY-SELCHANG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STD-REELS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F6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ULLABLE</text:p>
          </table:table-cell>
          <table:table-cell table:number-columns-repeated="17"/>
          <table:table-cell office:value-type="string" calcext:value-type="string">
            <text:p>MGD</text:p>
          </table:table-cell>
          <table:table-cell/>
        </table:table-row>
        <table:table-row table:style-name="ro1">
          <table:table-cell office:value-type="string" calcext:value-type="string">
            <text:p>NULLS</text:p>
          </table:table-cell>
          <table:table-cell office:value-type="string" calcext:value-type="string">
            <text:p>MF6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UM-COL-HEADING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UM-ROW-HEADING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UM-ROW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F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UMBER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UMERIC-EDITED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NUMERIC-FIL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-FILL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BJECT-COMPU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BJECT-ID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BJECT-REFERENCE</text:p>
          </table:table-cell>
          <table:table-cell office:value-type="string" calcext:value-type="string">
            <text:p>MF15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BJECT-STORAGE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CCUR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K-BUTT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OMITTE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OSTACKPTR</text:p>
          </table:table-cell>
          <table:table-cell office:value-type="string" calcext:value-type="string">
            <text:p>MF10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PERATOR-ID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PTIONA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PTION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THERWIS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VERFLOW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VERLAP-LEF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OVERLAP-TOP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OVERLAPP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OVERLINE</text:p>
          </table:table-cell>
          <table:table-cell office:value-type="string" calcext:value-type="string">
            <text:p>MF4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OVERRIDE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CKED-DECIMAL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ADDING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AGE-COUN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AGE-SETUP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AGE-SIZ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AG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ANEL-INDE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ANEL-STYL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ANEL-TEX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ANEL-WIDTH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MF7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MF12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ARTIAL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ERFORM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ERMANE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ICTUR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IXE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IXEL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LACEME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OIN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OP-UP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OSITION-SHIF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EFIXING</text:p>
          </table:table-cell>
          <table:table-cell office:value-type="string" calcext:value-type="string">
            <text:p>MF1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INT-CONTRO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RINT-NO-PROMP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RINT-PREVIEW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RINT-SWITCH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INTER-1</text:p>
          </table:table-cell>
          <table:table-cell office:value-type="string" calcext:value-type="string">
            <text:p>MF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IOR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IORIT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CEDUR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CEDURE-POINTER</text:p>
          </table:table-cell>
          <table:table-cell office:value-type="string" calcext:value-type="string">
            <text:p>MF5</text:p>
          </table:table-cell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CEDUR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CEE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MF1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GRAM-I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GRAM-POINTER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GRES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 office:value-type="string" calcext:value-type="string">
            <text:p>MF3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PERTIE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PERTY-ID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PERTY-VALU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TECTED</text:p>
          </table:table-cell>
          <table:table-cell office:value-type="string" calcext:value-type="string">
            <text:p>MF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ROTOTYPE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URG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PUSH-BUTT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UERY-INDE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QUOT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O-BUTT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AISE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3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AIS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AISING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MF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AD-ONL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ADY</text:p>
          </table:table-cell>
          <table:table-cell office:value-type="string" calcext:value-type="string">
            <text:p>MF3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CEIV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COR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CORD-DATA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CORD-OVERFLOW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CORD-TO-AD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CORD-TO-DELE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CORDING</text:p>
          </table:table-cell>
          <table:table-cell office:value-type="string" calcext:value-type="string">
            <text:p>MF3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CURSIVE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DEFIN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DEFIN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DEFINITION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E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GION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LATION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LEAS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LOAD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MARKS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MOVA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NAM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ORG-CRITERIA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PEATED</text:p>
          </table:table-cell>
          <table:table-cell office:value-type="string" calcext:value-type="string">
            <text:p>MF10</text:p>
          </table:table-cell>
          <table:table-cell table:number-columns-repeated="1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PLAC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PORT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PORT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POSITORY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QUIRED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READ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RU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SET-GRI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SET-LIS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SET-TAB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SIZABL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ESTRICTED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SULT-SET-LOCATO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TRY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TURN-CODE</text:p>
          </table:table-cell>
          <table:table-cell office:value-type="string" calcext:value-type="string">
            <text:p>MF5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TURNING</text:p>
          </table:table-cell>
          <table:table-cell office:value-type="string" calcext:value-type="string">
            <text:p>MF5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,(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VERSE-VIDEO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VERSE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WIN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EWRI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IGHT-ALIG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IGHT-JUSTIFY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IMM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OLLBACK</text:p>
          </table:table-cell>
          <table:table-cell office:value-type="string" calcext:value-type="string">
            <text:p>MF1</text:p>
          </table:table-cell>
          <table:table-cell table:number-columns-repeated="1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OLLING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OUNDE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OW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OW-COLOR-PATTER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OW-DIVIDER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OW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OW-HEADING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OW-PROTECT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01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02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03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04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05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AVE-A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AVE-AS-NO-PROMP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CROLL-BA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ARCH-OPTION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EARCH-TEX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EK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GMENT-LIMI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LECT-AL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ELECTION-INDE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ELECTION-TEX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ELECTIV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MF10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LF-AC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ELFCLASS</text:p>
          </table:table-cell>
          <table:table-cell office:value-type="string" calcext:value-type="string">
            <text:p>MF10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MAPHORE-POINTER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NTENC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PARA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PARAT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ETTER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HADING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HARING</text:p>
          </table:table-cell>
          <table:table-cell office:value-type="string" calcext:value-type="string">
            <text:p>MF1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HIFT-IN</text:p>
          </table:table-cell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HIFT-OUT</text:p>
          </table:table-cell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HORT-DA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HOW-LINE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HOW-NON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HOW-SEL-ALWAY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IGNED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KIP1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KIP2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KIP3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MALL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CONTROL</text:p>
          </table:table-cell>
          <table:table-cell table:number-columns-repeated="8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CORE-SIZ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FILE-SIZ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MERG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MESSAG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MODE-SIZE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OPTION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ORDE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ORT-RETURN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TAPE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RT-TAPES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URCE-COMPUTER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OURCE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PACE-FILL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PAC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PECIAL-NAM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PINNE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ANDARD-1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ANDARD-2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ANDARD-3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ART-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TART-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ATIC-LIS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ATUS-BA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TATUS-TEX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OP-BROWSE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UB-QUEUE-1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UB-QUEUE-2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UB-QUEUE-3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UBFILE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UBWINDOW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UFFIXING</text:p>
          </table:table-cell>
          <table:table-cell office:value-type="string" calcext:value-type="string">
            <text:p>MF1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MF10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C370(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UPPRES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MBOLIC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NCHRONIZE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SIN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table:number-columns-repeated="1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SIPT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SLST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SOUT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table:number-columns-repeated="1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SPCH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SPUNCH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SYSTEM-DEFAULT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SYSTEM-INFO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B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table:number-columns-repeated="7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AB-CONTRO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AB-TO-AD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AB-TO-DELE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ALLY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ALLY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AP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APES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ERMINAL-INFO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ERMINA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ERMINATION-VALU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HEN</text:p>
          </table:table-cell>
          <table:table-cell office:value-type="string" calcext:value-type="string">
            <text:p>MF1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HREAD-LOCAL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HREAD-LOCAL-STORAGE</text:p>
          </table:table-cell>
          <table:table-cell office:value-type="string" calcext:value-type="string">
            <text:p>MF10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HREAD-POINTER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HRU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HUMB-POSIT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ILED-HEADING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ME-OF-DAY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ME-OUT</text:p>
          </table:table-cell>
          <table:table-cell office:value-type="string" calcext:value-type="string">
            <text:p>MF7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ME-RECOR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MF7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MESTAMP-OFFSE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MESTAMP-OFFSET-RECOR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MESTAMP-RECOR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ITLE-BA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ITLE-POSITIO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OOL-BA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OTALED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OTALING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MF3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ACK-AREA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ACK-LIMIT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ACK-THUMB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RACKS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ADITIONAL-FO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RAIL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AILING-SHIF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RAILING-SIGN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5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table:number-columns-repeated="13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ANSFORM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)</text:p>
          </table:table-cell>
          <table:table-cell table:number-columns-repeated="10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ANSPARE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RANSPARENT-COLO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TREE-VIEW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table:style-name="ce4" office:value-type="string" calcext:value-type="string">
            <text:p>TRUE</text:p>
          </table:table-cell>
          <table:table-cell office:value-type="string" calcext:value-type="string">
            <text:p>MF7</text:p>
          </table:table-cell>
          <table:table-cell office:value-type="string" calcext:value-type="string">
            <text:p>...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RY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TYPEDEF</text:p>
          </table:table-cell>
          <table:table-cell office:value-type="string" calcext:value-type="string">
            <text:p>MF10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CS-4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NDERLINE</text:p>
          </table:table-cell>
          <table:table-cell office:value-type="string" calcext:value-type="string">
            <text:p>MF3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NDERLIN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UNEQUAL</text:p>
          </table:table-cell>
          <table:table-cell office:value-type="string" calcext:value-type="string">
            <text:p>MF7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NFRAM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14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BS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string" calcext:value-type="string">
            <text:p>MF1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NSIGNED</text:p>
          </table:table-cell>
          <table:table-cell office:value-type="string" calcext:value-type="string">
            <text:p>MF12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NSORTED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UNSTR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NTIL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MF3</text:p>
          </table:table-cell>
          <table:table-cell table:number-columns-repeated="10" office:value-type="string" calcext:value-type="string">
            <text:p>..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O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MF8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SI-0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SI-1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SI-2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SI-3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SI-4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SI-5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SI-6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PSI-7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SAG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SE-AL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USE-RETURN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USE-TAB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MF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SER-COLOR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USER-DEFAULT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SER-GRA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USER-WHIT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TF-16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UTF-8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LID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table:number-columns-repeated="3" office:value-type="string" calcext:value-type="string">
            <text:p>...</text:p>
          </table:table-cell>
          <table:table-cell office:value-type="string" calcext:value-type="string">
            <text:p>I2</text:p>
          </table:table-cell>
          <table:table-cell table:number-columns-repeated="15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ALIDATING</text:p>
          </table:table-cell>
          <table:table-cell office:value-type="string" calcext:value-type="string">
            <text:p>MF16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ALUE-FORMA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ALUETYP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ALUETYPE-ID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ARBINARY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MF3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ARIANT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ARYING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ERTICA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ERY-HEAV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IRTUAL-WIDT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OLATILE</text:p>
          </table:table-cell>
          <table:table-cell table:number-columns-repeated="16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VPADDING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SCROLL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SCROLL-BA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SCROLL-PO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VTOP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MF8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EB-BROWSER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HEN-COMPILED</text:p>
          </table:table-cell>
          <table:table-cell office:value-type="string" calcext:value-type="string">
            <text:p>MF7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WIDTH-IN-CELLS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ORKING-STORAG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RITE-ONLY</text:p>
          </table:table-cell>
          <table:table-cell table:number-columns-repeated="6" office:value-type="string" calcext:value-type="string">
            <text:p>..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table:number-columns-repeated="4" office:value-type="string" calcext:value-type="string">
            <text:p>...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RITE-VERIFY</text:p>
          </table:table-cell>
          <table:table-cell table:number-columns-repeated="7" office:value-type="string" calcext:value-type="string">
            <text:p>...</text:p>
          </table:table-cell>
          <table:table-cell office:value-type="string" calcext:value-type="string">
            <text:p>DVS</text:p>
          </table:table-cell>
          <table:table-cell table:number-columns-repeated="11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WRITING</text:p>
          </table:table-cell>
          <table:table-cell office:value-type="string" calcext:value-type="string">
            <text:p>MF11</text:p>
          </table:table-cell>
          <table:table-cell table:number-columns-repeated="18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MF12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XML-CODE</text:p>
          </table:table-cell>
          <table:table-cell office:value-type="string" calcext:value-type="string">
            <text:p>MF12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XML-DECLARATION</text:p>
          </table:table-cell>
          <table:table-cell office:value-type="string" calcext:value-type="string">
            <text:p>MF16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XML-EVENT</text:p>
          </table:table-cell>
          <table:table-cell office:value-type="string" calcext:value-type="string">
            <text:p>MF12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XML-NTEXT</text:p>
          </table:table-cell>
          <table:table-cell office:value-type="string" calcext:value-type="string">
            <text:p>MF12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XML-SCHEMA</text:p>
          </table:table-cell>
          <table:table-cell office:value-type="string" calcext:value-type="string">
            <text:p>MF16</text:p>
          </table:table-cell>
          <table:table-cell table:number-columns-repeated="15"/>
          <table:table-cell office:value-type="string" calcext:value-type="string">
            <text:p>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-TEXT</text:p>
          </table:table-cell>
          <table:table-cell office:value-type="string" calcext:value-type="string">
            <text:p>MF12</text:p>
          </table:table-cell>
          <table:table-cell table:number-columns-repeated="15" office:value-type="string" calcext:value-type="string">
            <text:p>...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8" office:value-type="string" calcext:value-type="string">
            <text:p>...</text:p>
          </table:table-cell>
          <table:table-cell office:value-type="string" calcext:value-type="string">
            <text:p>ACU</text:p>
          </table:table-cell>
        </table:table-row>
        <table:table-row table:style-name="ro1">
          <table:table-cell office:value-type="string" calcext:value-type="string">
            <text:p>YIELDING</text:p>
          </table:table-cell>
          <table:table-cell table:number-columns-repeated="17" office:value-type="string" calcext:value-type="string">
            <text:p>...</text:p>
          </table:table-cell>
          <table:table-cell office:value-type="string" calcext:value-type="string">
            <text:p>MGD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YYYYDD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YYYYMMDD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ZERO-FILL</text:p>
          </table:table-cell>
          <table:table-cell office:value-type="string" calcext:value-type="string">
            <text:p>MF3</text:p>
          </table:table-cell>
          <table:table-cell table:number-columns-repeated="11" office:value-type="string" calcext:value-type="string">
            <text:p>...</text:p>
          </table:table-cell>
          <table:table-cell office:value-type="string" calcext:value-type="string">
            <text:p>MS(2)</text:p>
          </table:table-cell>
          <table:table-cell table:number-columns-repeated="6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ZEROES</text:p>
          </table:table-cell>
          <table:table-cell office:value-type="string" calcext:value-type="string">
            <text:p>MF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XO(1,2)</text:p>
          </table:table-cell>
          <table:table-cell office:value-type="string" calcext:value-type="string">
            <text:p>SAA(1,2)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VS</text:p>
          </table:table-cell>
          <table:table-cell office:value-type="string" calcext:value-type="string">
            <text:p>VS(1,2,3,4)</text:p>
          </table:table-cell>
          <table:table-cell office:value-type="string" calcext:value-type="string">
            <text:p>C370(1,2)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MS(1,2)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OS390</text:p>
          </table:table-cell>
          <table:table-cell office:value-type="string" calcext:value-type="string">
            <text:p>ENT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style-name="ce5" office:value-type="string" calcext:value-type="string">
            <text:p>ZEROS</text:p>
          </table:table-cell>
          <table:table-cell table:style-name="ce9" office:value-type="string" calcext:value-type="string">
            <text:p>MF1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I2</text:p>
          </table:table-cell>
          <table:table-cell table:style-name="ce9" office:value-type="string" calcext:value-type="string">
            <text:p>XO(1,2)</text:p>
          </table:table-cell>
          <table:table-cell table:style-name="ce9" office:value-type="string" calcext:value-type="string">
            <text:p>SAA(1,2)</text:p>
          </table:table-cell>
          <table:table-cell table:style-name="ce9" office:value-type="string" calcext:value-type="string">
            <text:p>OS</text:p>
          </table:table-cell>
          <table:table-cell table:style-name="ce9" office:value-type="string" calcext:value-type="string">
            <text:p>DVS</text:p>
          </table:table-cell>
          <table:table-cell table:style-name="ce9" office:value-type="string" calcext:value-type="string">
            <text:p>VS(1,2,3,4)</text:p>
          </table:table-cell>
          <table:table-cell table:style-name="ce9" office:value-type="string" calcext:value-type="string">
            <text:p>C370(1,2)</text:p>
          </table:table-cell>
          <table:table-cell table:style-name="ce9" office:value-type="string" calcext:value-type="string">
            <text:p>MVS</text:p>
          </table:table-cell>
          <table:table-cell table:style-name="ce9" office:value-type="string" calcext:value-type="string">
            <text:p>RM</text:p>
          </table:table-cell>
          <table:table-cell table:style-name="ce9" office:value-type="string" calcext:value-type="string">
            <text:p>MS(1,2)</text:p>
          </table:table-cell>
          <table:table-cell table:style-name="ce9" office:value-type="string" calcext:value-type="string">
            <text:p>DG</text:p>
          </table:table-cell>
          <table:table-cell table:style-name="ce9" office:value-type="string" calcext:value-type="string">
            <text:p>BS</text:p>
          </table:table-cell>
          <table:table-cell table:style-name="ce9" office:value-type="string" calcext:value-type="string">
            <text:p>OS390</text:p>
          </table:table-cell>
          <table:table-cell table:style-name="ce9" office:value-type="string" calcext:value-type="string">
            <text:p>ENT</text:p>
          </table:table-cell>
          <table:table-cell table:style-name="ce9" office:value-type="string" calcext:value-type="string">
            <text:p>...</text:p>
          </table:table-cell>
          <table:table-cell table:style-name="ce13" office:value-type="string" calcext:value-type="string">
            <text:p>...</text:p>
          </table:table-cell>
        </table:table-row>
        <table:table-row table:style-name="ro1">
          <table:table-cell table:style-name="Default" table:number-columns-repeated="20"/>
        </table:table-row>
        <table:table-row table:style-name="ro1">
          <table:table-cell table:style-name="ce6" office:value-type="string" calcext:value-type="string">
            <text:p>Dialect Code</text:p>
          </table:table-cell>
          <table:table-cell table:style-name="ce10" office:value-type="string" calcext:value-type="string">
            <text:p>Compiler Directive</text:p>
          </table:table-cell>
          <table:table-cell table:style-name="ce11" office:value-type="string" calcext:value-type="string">
            <text:p>Meaning</text:p>
          </table:table-cell>
          <table:table-cell table:style-name="Default"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Word reserved in ANSI 74 standard</text:p>
          </table:table-cell>
          <table:table-cell table:style-name="Default"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NS85</text:p>
          </table:table-cell>
          <table:table-cell table:style-name="ce12" office:value-type="string" calcext:value-type="string">
            <text:p>Word reserved in ANSI 85 standard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SO2002</text:p>
          </table:table-cell>
          <table:table-cell table:style-name="ce12" office:value-type="string" calcext:value-type="string">
            <text:p>Word reserved in ISO 2002 standard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SVS</text:p>
          </table:table-cell>
          <table:table-cell table:style-name="ce12" office:value-type="string" calcext:value-type="string">
            <text:p>Word reserved in OSVS COBOL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VS(2)</text:p>
          </table:table-cell>
          <table:table-cell office:value-type="string" calcext:value-type="string">
            <text:p>VSC2"2"</text:p>
          </table:table-cell>
          <table:table-cell table:style-name="ce12" office:value-type="string" calcext:value-type="string">
            <text:p>Word reserved in VS COBOL II revision 2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VS(3)</text:p>
          </table:table-cell>
          <table:table-cell office:value-type="string" calcext:value-type="string">
            <text:p>VSC2"3"</text:p>
          </table:table-cell>
          <table:table-cell table:style-name="ce12" office:value-type="string" calcext:value-type="string">
            <text:p>Word reserved in VS COBOL II revision 3, IBM LE COBOL/370 and IBM COBOL for MVS and VM unless indicated otherwise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VS(4)</text:p>
          </table:table-cell>
          <table:table-cell office:value-type="string" calcext:value-type="string">
            <text:p>VSC2"4"</text:p>
          </table:table-cell>
          <table:table-cell table:style-name="ce12" office:value-type="string" calcext:value-type="string">
            <text:p>Word reserved in VS COBOL II revision 4, IBM LE COBOL/370 and IBM COBOL for MVS and VM unless indicated otherwise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C370</text:p>
          </table:table-cell>
          <table:table-cell office:value-type="string" calcext:value-type="string">
            <text:p>COBOL370"2"</text:p>
          </table:table-cell>
          <table:table-cell table:style-name="ce12" office:value-type="string" calcext:value-type="string">
            <text:p>Word reserved in IBM LE COBOL/370 revision 2 and IBM COBOL for MVS and VM, but not in VS COBOL II</text:p>
          </table:table-cell>
          <table:table-cell table:style-name="Default" table:number-columns-repeated="17"/>
        </table:table-row>
        <table:table-row table:style-name="ro1">
          <table:table-cell table:number-columns-repeated="2" office:value-type="string" calcext:value-type="string">
            <text:p>OS390</text:p>
          </table:table-cell>
          <table:table-cell table:style-name="ce12" office:value-type="string" calcext:value-type="string">
            <text:p>Word reserved in COBOL for OS/390 and VM V2R2, but not in IBM LE COBOL/370 revision 2 and IBM COBOL for MVS and VM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NTCOBOL</text:p>
          </table:table-cell>
          <table:table-cell table:style-name="ce12" office:value-type="string" calcext:value-type="string">
            <text:p>Word reserved in IBM Enterprise COBOL for z/OS and OS/390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XOPEN</text:p>
          </table:table-cell>
          <table:table-cell table:style-name="ce12" office:value-type="string" calcext:value-type="string">
            <text:p>Word reserved as part of X/Open definition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MF&lt;integer&gt;</text:p>
          </table:table-cell>
          <table:table-cell office:value-type="string" calcext:value-type="string">
            <text:p>MF"&lt;integer&gt;"</text:p>
          </table:table-cell>
          <table:table-cell table:style-name="ce12" office:value-type="string" calcext:value-type="string">
            <text:p>&lt;integer&gt; corresponds to the level as shown in the MFLEVEL Compiler directive topic. Levels are cumulative, and so all reserved words for previous levels are in effect when a level is set.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MS1</text:p>
          </table:table-cell>
          <table:table-cell office:value-type="string" calcext:value-type="string">
            <text:p>MS"1"</text:p>
          </table:table-cell>
          <table:table-cell table:style-name="ce12" office:value-type="string" calcext:value-type="string">
            <text:p>Word reserved in Microsoft COBOL Version 1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MS2</text:p>
          </table:table-cell>
          <table:table-cell office:value-type="string" calcext:value-type="string">
            <text:p>MS"2"</text:p>
          </table:table-cell>
          <table:table-cell table:style-name="ce12" office:value-type="string" calcext:value-type="string">
            <text:p>Word reserved in Microsoft COBOL Version 2</text:p>
          </table:table-cell>
          <table:table-cell table:style-name="Default" table:number-columns-repeated="17"/>
        </table:table-row>
        <table:table-row table:style-name="ro1">
          <table:table-cell table:number-columns-repeated="2" office:value-type="string" calcext:value-type="string">
            <text:p>RM</text:p>
          </table:table-cell>
          <table:table-cell table:style-name="ce12" office:value-type="string" calcext:value-type="string">
            <text:p>Word reserved in RM/COBOL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DVS</text:p>
          </table:table-cell>
          <table:table-cell office:value-type="string" calcext:value-type="string">
            <text:p>DOSVS</text:p>
          </table:table-cell>
          <table:table-cell table:style-name="ce12" office:value-type="string" calcext:value-type="string">
            <text:p>Word reserved in DOSVS COBOL</text:p>
          </table:table-cell>
          <table:table-cell table:style-name="Default" table:number-columns-repeated="17"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S2000</text:p>
          </table:table-cell>
          <table:table-cell table:style-name="ce12" office:value-type="string" calcext:value-type="string">
            <text:p>Word reserved in Siemens BS2000 COBOL</text:p>
          </table:table-cell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MGD</text:p>
          </table:table-cell>
          <table:table-cell table:style-name="ce9" office:value-type="string" calcext:value-type="string">
            <text:p>ILGEN or DOTNET</text:p>
          </table:table-cell>
          <table:table-cell table:style-name="ce13" office:value-type="string" calcext:value-type="string">
            <text:p>Word reserved in managed COBOL.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2:45:06.658682698</meta:creation-date>
    <dc:date>2023-05-27T12:53:04.825509334</dc:date>
    <meta:editing-duration>PT7M58S</meta:editing-duration>
    <meta:editing-cycles>1</meta:editing-cycles>
    <meta:document-statistic meta:table-count="1" meta:cell-count="23629" meta:object-count="0"/>
    <meta:generator>LibreOffice/7.3.7.2$Linux_X86_64 LibreOffice_project/30$Build-2</meta:generator>
  </office:meta>
</office:document-meta>
</file>